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The technologies used :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kinter</text:p>
            <text:p>HaarCascade Classifier</text:p>
            <text:p>Histogram Oriental Model(HOG)</text:p>
            <text:p>Face Recognition</text:p>
            <text:p>Pymongo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1.819cm" svg:x="1.4cm" svg:y="1cm" presentation:class="outline" presentation:user-transformed="true">
          <draw:text-box>
            <text:list text:style-name="L3">
              <text:list-item>
                <text:p>Tkinter is used to create a GUI based software in order to make it convinient.</text:p>
              </text:list-item>
              <text:list-item>
                <text:p>Haar cascade Classifier is one of the oldest face detectors in history, it divides the visible image into features and detects the face in the picture obtained from the camera.</text:p>
              </text:list-item>
              <text:list-item>
                <text:p>A HOG is a feature descriptor used for object detection. HOG relies on the property of objects within an image to possess the distribution of intensity gradients or edge directions.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1.419cm" svg:x="1.4cm" svg:y="1.4cm" presentation:class="outline" presentation:user-transformed="true">
          <draw:text-box>
            <text:list text:style-name="L3">
              <text:list-item>
                <text:p>We use face recognition library to get the encodings of the images we got from the hog modal.</text:p>
              </text:list-item>
              <text:list-item>
                <text:p>Fun Fact: A face encoding is a representation of <text:s/>our face using a set of 128 computer measuremen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1.419cm" svg:x="1.4cm" svg:y="1.4cm" presentation:class="outline" presentation:user-transformed="true">
          <draw:text-box>
            <text:list text:style-name="L3">
              <text:list-item>
                <text:p>We further detect the face from live camera, get the encoding and using compare face library we compare them to the <text:s/>saved encodings and obtain the details of the student.</text:p>
              </text:list-item>
              <text:list-item>
                <text:p>We have used pymongo to upload the details to the database directory without making much hassle from the client itself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22:43:17.261762021</meta:creation-date>
    <meta:generator>LibreOffice/6.4.7.2$Linux_X86_64 LibreOffice_project/40$Build-2</meta:generator>
    <dc:date>2021-10-08T22:57:43.055809571</dc:date>
    <meta:editing-duration>PT14M23S</meta:editing-duration>
    <meta:editing-cycles>8</meta:editing-cycles>
    <meta:document-statistic meta:object-count="34"/>
  </office:meta>
</office:document-meta>
</file>